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0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font-weight="normal" fo:font-style="normal" style:font-name-asian="DejaVu Sans Mono" style:font-name-complex="DejaVu Sans Mono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MENTION#0</text:p>
          </table:table-cell>
          <table:table-cell office:value-type="string" calcext:value-type="string">
            <text:p>URL#0</text:p>
          </table:table-cell>
          <table:table-cell office:value-type="string" calcext:value-type="string">
            <text:p>RELEVANCE#0</text:p>
          </table:table-cell>
          <table:table-cell office:value-type="string" calcext:value-type="string">
            <text:p>MENTION#1</text:p>
          </table:table-cell>
          <table:table-cell office:value-type="string" calcext:value-type="string">
            <text:p>URL#1</text:p>
          </table:table-cell>
          <table:table-cell office:value-type="string" calcext:value-type="string">
            <text:p>RELEVANCE#1</text:p>
          </table:table-cell>
          <table:table-cell office:value-type="string" calcext:value-type="string">
            <text:p>MENTION#2</text:p>
          </table:table-cell>
          <table:table-cell office:value-type="string" calcext:value-type="string">
            <text:p>URL#2</text:p>
          </table:table-cell>
          <table:table-cell office:value-type="string" calcext:value-type="string">
            <text:p>RELEVANCE#2</text:p>
          </table:table-cell>
          <table:table-cell office:value-type="string" calcext:value-type="string">
            <text:p>MENTION#3</text:p>
          </table:table-cell>
          <table:table-cell office:value-type="string" calcext:value-type="string">
            <text:p>URL#3</text:p>
          </table:table-cell>
          <table:table-cell office:value-type="string" calcext:value-type="string">
            <text:p>RELEVANCE#3</text:p>
          </table:table-cell>
          <table:table-cell office:value-type="string" calcext:value-type="string">
            <text:p>MENTION#4</text:p>
          </table:table-cell>
          <table:table-cell office:value-type="string" calcext:value-type="string">
            <text:p>URL#4</text:p>
          </table:table-cell>
          <table:table-cell office:value-type="string" calcext:value-type="string">
            <text:p>RELEVANCE#4</text:p>
          </table:table-cell>
          <table:table-cell office:value-type="string" calcext:value-type="string">
            <text:p>MENTION#5</text:p>
          </table:table-cell>
          <table:table-cell office:value-type="string" calcext:value-type="string">
            <text:p>URL#5</text:p>
          </table:table-cell>
          <table:table-cell office:value-type="string" calcext:value-type="string">
            <text:p>RELEVANCE#5</text:p>
          </table:table-cell>
          <table:table-cell office:value-type="string" calcext:value-type="string">
            <text:p>MENTION#6</text:p>
          </table:table-cell>
          <table:table-cell office:value-type="string" calcext:value-type="string">
            <text:p>URL#6</text:p>
          </table:table-cell>
          <table:table-cell office:value-type="string" calcext:value-type="string">
            <text:p>RELEVANCE#6</text:p>
          </table:table-cell>
          <table:table-cell office:value-type="string" calcext:value-type="string">
            <text:p>MENTION#7</text:p>
          </table:table-cell>
          <table:table-cell office:value-type="string" calcext:value-type="string">
            <text:p>URL#7</text:p>
          </table:table-cell>
          <table:table-cell office:value-type="string" calcext:value-type="string">
            <text:p>RELEVANCE#7</text:p>
          </table:table-cell>
          <table:table-cell office:value-type="string" calcext:value-type="string">
            <text:p>MENTION#8</text:p>
          </table:table-cell>
          <table:table-cell office:value-type="string" calcext:value-type="string">
            <text:p>URL#8</text:p>
          </table:table-cell>
          <table:table-cell office:value-type="string" calcext:value-type="string">
            <text:p>RELEVANCE#8</text:p>
          </table:table-cell>
          <table:table-cell office:value-type="string" calcext:value-type="string">
            <text:p>MENTION#9</text:p>
          </table:table-cell>
          <table:table-cell office:value-type="string" calcext:value-type="string">
            <text:p>URL#9</text:p>
          </table:table-cell>
          <table:table-cell office:value-type="string" calcext:value-type="string">
            <text:p>RELEVANCE#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ebis-00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new york times square d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times</text:p>
          </table:table-cell>
          <table:table-cell office:value-type="string" calcext:value-type="string">
            <text:p>https://en.wikipedia.org/wiki/The_New_York_T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https://en.wikipedia.org/wiki/New_York_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https://en.wikipedia.org/wiki/New_York_(stat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s square</text:p>
          </table:table-cell>
          <table:table-cell office:value-type="string" calcext:value-type="string">
            <text:p>https://en.wikipedia.org/wiki/Times_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 dance</text:p>
          </table:table-cell>
          <table:table-cell office:value-type="string" calcext:value-type="string">
            <text:p>https://en.wikipedia.org/wiki/Square_Dance_(ball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 dance</text:p>
          </table:table-cell>
          <table:table-cell office:value-type="string" calcext:value-type="string">
            <text:p>https://en.wikipedia.org/wiki/Square_Dance_(film)</text:p>
          </table:table-cell>
          <table:table-cell office:value-type="float" office:value="2" calcext:value-type="float">
            <text:p>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webis-00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new york times square d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00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skyline drive in west virgini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yline drive</text:p>
          </table:table-cell>
          <table:table-cell office:value-type="string" calcext:value-type="string">
            <text:p>https://en.wikipedia.org/wiki/Skyline_Dr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https://en.wikipedia.org/wiki/West_Virgi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https://en.wikipedia.org/wiki/Virgi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yline drive in</text:p>
          </table:table-cell>
          <table:table-cell office:value-type="string" calcext:value-type="string">
            <text:p>http://cinematreasures.org/theaters/58183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ebis-00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skyline drive in west virgini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003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lton john wayne ro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https://en.wikipedia.org/wiki/Elton_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https://en.wikipedia.org/wiki/Elton_John_(football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wayne</text:p>
          </table:table-cell>
          <table:table-cell office:value-type="string" calcext:value-type="string">
            <text:p>https://en.wikipedia.org/wiki/John_Way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yne rooney</text:p>
          </table:table-cell>
          <table:table-cell office:value-type="string" calcext:value-type="string">
            <text:p>https://en.wikipedia.org/wiki/Wayne_Rooney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ebis-003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lton john wayne ro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004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frank zappa mother</text:p>
          </table:table-cell>
          <table:table-cell office:value-type="string" calcext:value-type="string">
            <text:p>ConQ, R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 zappa</text:p>
          </table:table-cell>
          <table:table-cell office:value-type="string" calcext:value-type="string">
            <text:p>https://en.wikipedia.org/wiki/Frank_Zap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https://en.wikipedia.org/wiki/The_Mothers_of_Inventio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004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frank zappa mother</text:p>
          </table:table-cell>
          <table:table-cell office:value-type="string" calcext:value-type="string">
            <text:p>ConQ, R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http://wiki.killuglyradio.com/wiki/Rose_Marie_Zappa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005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ig data proble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https://en.wikipedia.org/wiki/Big_Data_(ban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https://en.wikipedia.org/wiki/DATA_(ban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https://en.wikipedia.org/wiki/Big_data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005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ig data proble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https://en.wikipedia.org/wiki/Camden_River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New_South_W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Nova_Sco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Alab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Arkan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Fresno_County,_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Dela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Illin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Indi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Mich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Minneapo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Missou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New_Jer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New_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North_Carol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Oh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South_Carol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Tenness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Te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ttps://en.wikipedia.org/wiki/Camden,_Mississip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0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aida by giuseppe verd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https://en.wikipedia.org/wiki/Ai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useppe verdi</text:p>
          </table:table-cell>
          <table:table-cell office:value-type="string" calcext:value-type="string">
            <text:p>https://en.wikipedia.org/wiki/Giuseppe_Verdi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0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aida by giuseppe verd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0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aida by elton john and tim r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https://en.wikipedia.org/wiki/Aida_(musica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https://en.wikipedia.org/wiki/Elton_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 rice</text:p>
          </table:table-cell>
          <table:table-cell office:value-type="string" calcext:value-type="string">
            <text:p>https://en.wikipedia.org/wiki/Tim_Rice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00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aida by elton john and tim r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03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aida palestinian refugee cam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https://en.wikipedia.org/wiki/Aida_Camp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03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aida palestinian refugee cam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04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aida starring sophia loren 1953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https://en.wikipedia.org/wiki/Aida_(1953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hia loren</text:p>
          </table:table-cell>
          <table:table-cell office:value-type="string" calcext:value-type="string">
            <text:p>https://en.wikipedia.org/wiki/Sophia_Lore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04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aida starring sophia loren 1953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05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-52 stratofortress bomber aircraft designed by boe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52 stratofortress bomber aircraft</text:p>
          </table:table-cell>
          <table:table-cell office:value-type="string" calcext:value-type="string">
            <text:p>https://en.wikipedia.org/wiki/Boeing_B-52_Stratofort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eing</text:p>
          </table:table-cell>
          <table:table-cell office:value-type="string" calcext:value-type="string">
            <text:p>https://en.wikipedia.org/wiki/Boeing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05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-52 stratofortress bomber aircraft designed by boe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06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b-52s rock band 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b-52s</text:p>
          </table:table-cell>
          <table:table-cell office:value-type="string" calcext:value-type="string">
            <text:p>https://en.wikipedia.org/wiki/The_B-52%27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 band</text:p>
          </table:table-cell>
          <table:table-cell office:value-type="string" calcext:value-type="string">
            <text:p>https://en.wikipedia.org/wiki/Rock_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 band</text:p>
          </table:table-cell>
          <table:table-cell office:value-type="string" calcext:value-type="string">
            <text:p>https://en.wikipedia.org/wiki/Rock_Band_(video_ga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 band</text:p>
          </table:table-cell>
          <table:table-cell office:value-type="string" calcext:value-type="string">
            <text:p>https://en.wikipedia.org/wiki/Rock_Band_(iOS)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ebis-ambient-006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b-52s rock band 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07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bronx borough in new york c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https://en.wikipedia.org/wiki/The_Bro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s://en.wikipedia.org/wiki/New_York_City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07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bronx borough in new york c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08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ronx botanical garde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x botanical garden</text:p>
          </table:table-cell>
          <table:table-cell office:value-type="string" calcext:value-type="string">
            <text:p>https://en.wikipedia.org/wiki/New_York_Botanical_Garden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08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ronx botanical garde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09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a bronx morning film from 1931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bronx morning</text:p>
          </table:table-cell>
          <table:table-cell office:value-type="string" calcext:value-type="string">
            <text:p>https://en.wikipedia.org/wiki/A_Bronx_Morning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09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a bronx morning film from 1931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1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dean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 cain</text:p>
          </table:table-cell>
          <table:table-cell office:value-type="string" calcext:value-type="string">
            <text:p>https://en.wikipedia.org/wiki/Dean_Cain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1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dean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1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herb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b cain</text:p>
          </table:table-cell>
          <table:table-cell office:value-type="string" calcext:value-type="string">
            <text:p>https://en.wikipedia.org/wiki/Herb_Cain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1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herb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1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james m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es m cain</text:p>
          </table:table-cell>
          <table:table-cell office:value-type="string" calcext:value-type="string">
            <text:p>https://en.wikipedia.org/wiki/James_M._Cain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1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james m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13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iz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z cain</text:p>
          </table:table-cell>
          <table:table-cell office:value-type="string" calcext:value-type="string">
            <text:p>https://en.wikipedia.org/wiki/Elizabeth_Cain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13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iz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14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cain by lord byr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https://en.wikipedia.org/wiki/Cain_(pla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rd byron</text:p>
          </table:table-cell>
          <table:table-cell office:value-type="string" calcext:value-type="string">
            <text:p>https://en.wikipedia.org/wiki/Lord_Byro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14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cain by lord byr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15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camel cigarette brand from the u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https://en.wikipedia.org/wiki/Camel_(cigaret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ttps://en.wikipedia.org/wiki/United_State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15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camel cigarette brand from the u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16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cube 1969 directed by jim hens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cube</text:p>
          </table:table-cell>
          <table:table-cell office:value-type="string" calcext:value-type="string">
            <text:p>https://en.wikipedia.org/wiki/The_Cube_(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m henson</text:p>
          </table:table-cell>
          <table:table-cell office:value-type="string" calcext:value-type="string">
            <text:p>https://en.wikipedia.org/wiki/Jim_Henso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16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cube 1969 directed by jim hens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17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https://en.wikipedia.org/wiki/GameCu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https://en.wikipedia.org/wiki/Nintendo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17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18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aprilia rs3 cub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lia rs3 cube</text:p>
          </table:table-cell>
          <table:table-cell office:value-type="string" calcext:value-type="string">
            <text:p>https://en.wikipedia.org/wiki/Aprilia_RS_Cu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https://en.wikipedia.org/wiki/Apri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https://en.wikipedia.org/wiki/Aprilia,_Lazio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018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aprilia rs3 cub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19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nissan cub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ssan cube</text:p>
          </table:table-cell>
          <table:table-cell office:value-type="string" calcext:value-type="string">
            <text:p>https://en.wikipedia.org/wiki/Nissan_Cu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https://en.wikipedia.org/wiki/Nissa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19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nissan cub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2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power mac g4 cube from app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 mac g4 cube</text:p>
          </table:table-cell>
          <table:table-cell office:value-type="string" calcext:value-type="string">
            <text:p>https://en.wikipedia.org/wiki/Power_Mac_G4_Cu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https://en.wikipedia.org/wiki/Apple_Inc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 mac</text:p>
          </table:table-cell>
          <table:table-cell office:value-type="string" calcext:value-type="string">
            <text:p>https://en.wikipedia.org/wiki/Power_Macinto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https://en.wikipedia.org/wiki/Apple,_Oklahoma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ebis-ambient-02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power mac g4 cube from app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2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xcalibur of king arthu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https://en.wikipedia.org/wiki/Excalib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https://en.wikipedia.org/wiki/King_Arth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https://en.wikipedia.org/wiki/King_Arthur_(TV_seri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https://en.wikipedia.org/wiki/King_Arthur_(2004_fil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https://en.wikipedia.org/wiki/King_Arthur_(video_ga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https://en.wikipedia.org/wiki/King_Arthur_(opera)</text:p>
          </table:table-cell>
          <table:table-cell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webis-ambient-02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xcalibur of king arthu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2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xcalibur produced by john boorm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https://en.wikipedia.org/wiki/Excalibur_(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 boorman</text:p>
          </table:table-cell>
          <table:table-cell office:value-type="string" calcext:value-type="string">
            <text:p>https://en.wikipedia.org/wiki/John_Boorma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2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xcalibur produced by john boorm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23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xcalibur by grave digg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https://en.wikipedia.org/wiki/Excalibur_(Grave_Digger_albu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ve digger</text:p>
          </table:table-cell>
          <table:table-cell office:value-type="string" calcext:value-type="string">
            <text:p>https://en.wikipedia.org/wiki/Grave_Digger_(band)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23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xcalibur by grave digg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24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xcalibur designed by chris crawfor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https://en.wikipedia.org/wiki/Excalibur_(video_gam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 crawford</text:p>
          </table:table-cell>
          <table:table-cell office:value-type="string" calcext:value-type="string">
            <text:p>https://en.wikipedia.org/wiki/Chris_Crawford_(game_designer)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24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xcalibur designed by chris crawfor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25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xcalibur written by sanders anne laubenth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https://en.wikipedia.org/wiki/Excalibur_(nove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ers anne laubenthal</text:p>
          </table:table-cell>
          <table:table-cell office:value-type="string" calcext:value-type="string">
            <text:p>https://en.wikipedia.org/wiki/Sanders_Anne_Laubenthal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25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xcalibur written by sanders anne laubenth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26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hms excalibur constructed for royal nav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ms excalibur</text:p>
          </table:table-cell>
          <table:table-cell office:value-type="string" calcext:value-type="string">
            <text:p>https://en.wikipedia.org/wiki/HMS_Excalib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yal navy</text:p>
          </table:table-cell>
          <table:table-cell office:value-type="string" calcext:value-type="string">
            <text:p>https://en.wikipedia.org/wiki/Royal_Navy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26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hms excalibur constructed for royal nav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27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gabriel fahrenheit german physici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fahrenheit</text:p>
          </table:table-cell>
          <table:table-cell office:value-type="string" calcext:value-type="string">
            <text:p>https://en.wikipedia.org/wiki/Daniel_Gabriel_Fahrenhe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https://en.wikipedia.org/wiki/Germany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27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gabriel fahrenheit german physici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28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fahrenheit 451 written by ray bradbu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hrenheit 451</text:p>
          </table:table-cell>
          <table:table-cell office:value-type="string" calcext:value-type="string">
            <text:p>https://en.wikipedia.org/wiki/Fahrenheit_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y bradbury</text:p>
          </table:table-cell>
          <table:table-cell office:value-type="string" calcext:value-type="string">
            <text:p>https://en.wikipedia.org/wiki/Ray_Bradbury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28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fahrenheit 451 written by ray bradbu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29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globe arizona in united sta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e arizona</text:p>
          </table:table-cell>
          <table:table-cell office:value-type="string" calcext:value-type="string">
            <text:p>https://en.wikipedia.org/wiki/Globe,_Arizo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29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globe arizona in united sta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3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boston globe created by charles h taylo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oston globe</text:p>
          </table:table-cell>
          <table:table-cell office:value-type="string" calcext:value-type="string">
            <text:p>https://en.wikipedia.org/wiki/The_Boston_Gl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s h taylor</text:p>
          </table:table-cell>
          <table:table-cell office:value-type="string" calcext:value-type="string">
            <text:p>https://en.wikipedia.org/wiki/Charles_H._Taylor_(publisher)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3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boston globe created by charles h taylo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3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fa-18 horne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-18 hornet</text:p>
          </table:table-cell>
          <table:table-cell office:value-type="string" calcext:value-type="string">
            <text:p>https://en.wikipedia.org/wiki/McDonnell_Douglas_F/A-18_Hornet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3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fa-18 horne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3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hornet township minnesot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net township minnesota</text:p>
          </table:table-cell>
          <table:table-cell office:value-type="string" calcext:value-type="string">
            <text:p>https://en.wikipedia.org/wiki/Hornet_Township,_Beltrami_County,_Minnesota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3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hornet township minnesot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33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new orleans hornets nb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orleans hornets</text:p>
          </table:table-cell>
          <table:table-cell office:value-type="string" calcext:value-type="string">
            <text:p>https://en.wikipedia.org/wiki/New_Orleans_Pelic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ba</text:p>
          </table:table-cell>
          <table:table-cell office:value-type="string" calcext:value-type="string">
            <text:p>https://en.wikipedia.org/wiki/National_Basketball_Associ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ttps://en.wikipedia.org/wiki/New_Orlean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033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new orleans hornets nb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34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indigo written by alice hoffm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https://en.wikipedia.org/wiki/Indigo_(Hoffman_nove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ce hoffman</text:p>
          </table:table-cell>
          <table:table-cell office:value-type="string" calcext:value-type="string">
            <text:p>https://en.wikipedia.org/wiki/Alice_Hoffma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34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indigo written by alice hoffm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35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indigo written by marina warn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https://en.wikipedia.org/wiki/Indigo_(Warner_nove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na warner</text:p>
          </table:table-cell>
          <table:table-cell office:value-type="string" calcext:value-type="string">
            <text:p>https://en.wikipedia.org/wiki/Marina_Warner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35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indigo written by marina warn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36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indigo airlines from in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https://en.wikipedia.org/wiki/Indi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ttps://en.wikipedia.org/wiki/India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36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indigo airlines from in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37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attle of iwo jima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 of iwo jima</text:p>
          </table:table-cell>
          <table:table-cell office:value-type="string" calcext:value-type="string">
            <text:p>https://en.wikipedia.org/wiki/Battle_of_Iwo_Ji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wo jima</text:p>
          </table:table-cell>
          <table:table-cell office:value-type="string" calcext:value-type="string">
            <text:p>https://en.wikipedia.org/wiki/Iwo_Jima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37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attle of iwo jima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38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etters from iwo jima directed by clint eastwoo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s from iwo jima</text:p>
          </table:table-cell>
          <table:table-cell office:value-type="string" calcext:value-type="string">
            <text:p>https://en.wikipedia.org/wiki/Letters_from_Iwo_Ji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https://en.wikipedia.org/wiki/Clint_Eastwood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38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etters from iwo jima directed by clint eastwoo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39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sands of iwo jima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s of iwo jima</text:p>
          </table:table-cell>
          <table:table-cell office:value-type="string" calcext:value-type="string">
            <text:p>https://en.wikipedia.org/wiki/Sands_of_Iwo_Ji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wo jima</text:p>
          </table:table-cell>
          <table:table-cell office:value-type="string" calcext:value-type="string">
            <text:p>https://en.wikipedia.org/wiki/Iwo_Jima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39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sands of iwo jima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4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atari jaguar video game conso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ri jaguar</text:p>
          </table:table-cell>
          <table:table-cell office:value-type="string" calcext:value-type="string">
            <text:p>https://en.wikipedia.org/wiki/Atari_Jagu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https://en.wikipedia.org/wiki/Atari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4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atari jaguar video game conso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4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fender jaguar string chan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nder jaguar</text:p>
          </table:table-cell>
          <table:table-cell office:value-type="string" calcext:value-type="string">
            <text:p>https://en.wikipedia.org/wiki/Fender_Jagu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nder</text:p>
          </table:table-cell>
          <table:table-cell office:value-type="string" calcext:value-type="string">
            <text:p>https://en.wikipedia.org/wiki/Fender_Musical_Instruments_Corporatio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4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fender jaguar string chan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4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claas jaguar forage harves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as jaguar</text:p>
          </table:table-cell>
          <table:table-cell office:value-type="string" calcext:value-type="string">
            <text:p>https://en.wikipedia.org/wiki/Claas_Jagu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as</text:p>
          </table:table-cell>
          <table:table-cell office:value-type="string" calcext:value-type="string">
            <text:p>https://en.wikipedia.org/wiki/Claa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4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claas jaguar forage harves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43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jacksonville jaguars nfl team florid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sonville jaguars</text:p>
          </table:table-cell>
          <table:table-cell office:value-type="string" calcext:value-type="string">
            <text:p>https://en.wikipedia.org/wiki/Jacksonville_Jagu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fl</text:p>
          </table:table-cell>
          <table:table-cell office:value-type="string" calcext:value-type="string">
            <text:p>https://en.wikipedia.org/wiki/National_Football_Lea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ttps://en.wikipedia.org/wiki/Florida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043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jacksonville jaguars nfl team florid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44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a plata in argenti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https://en.wikipedia.org/wiki/La_Pl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https://en.wikipedia.org/wiki/Argentina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44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a plata in argenti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45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a plata marylan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plata maryland</text:p>
          </table:table-cell>
          <table:table-cell office:value-type="string" calcext:value-type="string">
            <text:p>https://en.wikipedia.org/wiki/La_Plata,_Maryland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45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a plata marylan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46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a plata county colorad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plata county colorado</text:p>
          </table:table-cell>
          <table:table-cell office:value-type="string" calcext:value-type="string">
            <text:p>https://en.wikipedia.org/wiki/La_Plata_County,_Colorado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46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a plata county colorad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47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a plata river in colorado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plata river</text:p>
          </table:table-cell>
          <table:table-cell office:value-type="string" calcext:value-type="string">
            <text:p>https://en.wikipedia.org/wiki/La_Plata_River_(San_Juan_River_tributar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https://en.wikipedia.org/wiki/Colorado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47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a plata river in colorado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48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rio de la plata puerto ric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 de la plata puerto rico</text:p>
          </table:table-cell>
          <table:table-cell office:value-type="string" calcext:value-type="string">
            <text:p>https://en.wikipedia.org/wiki/Rio_de_la_Plata_(Puerto_Rico)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48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rio de la plata puerto ric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49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attle of la plata in cub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 of la plata</text:p>
          </table:table-cell>
          <table:table-cell office:value-type="string" calcext:value-type="string">
            <text:p>https://en.wikipedia.org/wiki/Battle_of_La_Pl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https://en.wikipedia.org/wiki/Cu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https://en.wikipedia.org/wiki/La_Plata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049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attle of la plata in cub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5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abyrinth directed by jim hens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https://en.wikipedia.org/wiki/Labyrinth_(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m henson</text:p>
          </table:table-cell>
          <table:table-cell office:value-type="string" calcext:value-type="string">
            <text:p>https://en.wikipedia.org/wiki/Jim_Henso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5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abyrinth directed by jim hens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5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pans labyrinth by guillermo del tor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s labyrinth</text:p>
          </table:table-cell>
          <table:table-cell office:value-type="string" calcext:value-type="string">
            <text:p>https://en.wikipedia.org/wiki/Pan%27s_Labyri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llermo del toro</text:p>
          </table:table-cell>
          <table:table-cell office:value-type="string" calcext:value-type="string">
            <text:p>https://en.wikipedia.org/wiki/Guillermo_del_Toro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5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pans labyrinth by guillermo del tor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5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abyrinth written by kate mos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https://en.wikipedia.org/wiki/Labyrinth_(nove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e mosse</text:p>
          </table:table-cell>
          <table:table-cell office:value-type="string" calcext:value-type="string">
            <text:p>https://en.wikipedia.org/wiki/Kate_Mosse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5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abyrinth written by kate mos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53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abyrinth released by juno reacto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https://en.wikipedia.org/wiki/Labyrinth_(Juno_Reactor_albu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o reactor</text:p>
          </table:table-cell>
          <table:table-cell office:value-type="string" calcext:value-type="string">
            <text:p>https://en.wikipedia.org/wiki/Juno_Reactor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53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abyrinth released by juno reacto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54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andau an der isar in bavar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au an der isar</text:p>
          </table:table-cell>
          <table:table-cell office:value-type="string" calcext:value-type="string">
            <text:p>https://en.wikipedia.org/wiki/Landau_an_der_Is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https://en.wikipedia.org/wiki/Bavaria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54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andau an der isar in bavar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55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david landau israeli journali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landau</text:p>
          </table:table-cell>
          <table:table-cell office:value-type="string" calcext:value-type="string">
            <text:p>https://en.wikipedia.org/wiki/David_Landau_(journalis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raeli</text:p>
          </table:table-cell>
          <table:table-cell office:value-type="string" calcext:value-type="string">
            <text:p>https://en.wikipedia.org/wiki/Israel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55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david landau israeli journali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56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ife on mars by david bowi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fe on mars</text:p>
          </table:table-cell>
          <table:table-cell office:value-type="string" calcext:value-type="string">
            <text:p>https://en.wikipedia.org/wiki/Life_on_Mars_(song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https://en.wikipedia.org/wiki/David_Bowie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56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ife on mars by david bowi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57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magic mountain written by thomas man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magic mountain</text:p>
          </table:table-cell>
          <table:table-cell office:value-type="string" calcext:value-type="string">
            <text:p>https://en.wikipedia.org/wiki/The_Magic_Mount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mas mann</text:p>
          </table:table-cell>
          <table:table-cell office:value-type="string" calcext:value-type="string">
            <text:p>https://en.wikipedia.org/wiki/Thomas_Man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57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magic mountain written by thomas man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58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https://en.wikipedia.org/wiki/Six_Flags_Magic_Mountain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58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59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agic mountain in new brunswic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mountain</text:p>
          </table:table-cell>
          <table:table-cell office:value-type="string" calcext:value-type="string">
            <text:p>https://en.wikipedia.org/wiki/Magic_Mountain_(New_Brunswick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https://en.wikipedia.org/wiki/New_Brunswick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59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agic mountain in new brunswic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6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agic mountain resort idah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mountain resort</text:p>
          </table:table-cell>
          <table:table-cell office:value-type="string" calcext:value-type="string">
            <text:p>https://en.wikipedia.org/wiki/Magic_Mountain_Res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https://en.wikipedia.org/wiki/Idaho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6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agic mountain resort idah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6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agic mountain ski area vermo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mountain ski area</text:p>
          </table:table-cell>
          <table:table-cell office:value-type="string" calcext:value-type="string">
            <text:p>https://en.wikipedia.org/wiki/Magic_Mountain_Ski_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https://en.wikipedia.org/wiki/Vermont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6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agic mountain ski area vermo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6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matador starring pierce brosn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matador</text:p>
          </table:table-cell>
          <table:table-cell office:value-type="string" calcext:value-type="string">
            <text:p>https://en.wikipedia.org/wiki/The_Mata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 brosnan</text:p>
          </table:table-cell>
          <table:table-cell office:value-type="string" calcext:value-type="string">
            <text:p>https://en.wikipedia.org/wiki/Pierce_Brosna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6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matador starring pierce brosn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63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atador directed by pedro almodova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dor</text:p>
          </table:table-cell>
          <table:table-cell office:value-type="string" calcext:value-type="string">
            <text:p>https://en.wikipedia.org/wiki/Matador_(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dro almodovar</text:p>
          </table:table-cell>
          <table:table-cell office:value-type="string" calcext:value-type="string">
            <text:p>https://en.wikipedia.org/wiki/Pedro_Almod%C3%B3var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63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atador directed by pedro almodova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64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atador by los fabulosos cadilla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dor</text:p>
          </table:table-cell>
          <table:table-cell office:value-type="string" calcext:value-type="string">
            <text:p>https://en.wikipedia.org/wiki/Matador_(Los_Fabulosos_Cadillacs_song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fabulosos cadillacs</text:p>
          </table:table-cell>
          <table:table-cell office:value-type="string" calcext:value-type="string">
            <text:p>https://en.wikipedia.org/wiki/Los_Fabulosos_Cadillac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64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atador by los fabulosos cadilla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65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etamorphosis i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morphosis ii</text:p>
          </table:table-cell>
          <table:table-cell office:value-type="string" calcext:value-type="string">
            <text:p>https://en.wikipedia.org/wiki/Metamorphosis_II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65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etamorphosis i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66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etamorphosis ii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morphosis iii</text:p>
          </table:table-cell>
          <table:table-cell office:value-type="string" calcext:value-type="string">
            <text:p>https://en.wikipedia.org/wiki/Metamorphosis_III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66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etamorphosis ii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67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etamorphosis by rolling 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morphosis</text:p>
          </table:table-cell>
          <table:table-cell office:value-type="string" calcext:value-type="string">
            <text:p>https://en.wikipedia.org/wiki/Metamorphosis_(The_Rolling_Stones_albu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ling stones</text:p>
          </table:table-cell>
          <table:table-cell office:value-type="string" calcext:value-type="string">
            <text:p>https://en.wikipedia.org/wiki/The_Rolling_Stone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67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etamorphosis by rolling 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68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etamorphosis by papa roa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morphosis</text:p>
          </table:table-cell>
          <table:table-cell office:value-type="string" calcext:value-type="string">
            <text:p>https://en.wikipedia.org/wiki/Metamorphosis_(Papa_Roach_albu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https://en.wikipedia.org/wiki/Papa_Roach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68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etamorphosis by papa roa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69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metamorphosis by franz kafk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https://en.wikipedia.org/wiki/The_Metamorpho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z kafka</text:p>
          </table:table-cell>
          <table:table-cell office:value-type="string" calcext:value-type="string">
            <text:p>https://en.wikipedia.org/wiki/Franz_Kafka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69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metamorphosis by franz kafk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7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inotaur directed by jonathan english 2006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otaur</text:p>
          </table:table-cell>
          <table:table-cell office:value-type="string" calcext:value-type="string">
            <text:p>https://en.wikipedia.org/wiki/Minotaur_(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than english</text:p>
          </table:table-cell>
          <table:table-cell office:value-type="string" calcext:value-type="string">
            <text:p>https://en.wikipedia.org/wiki/Jonathan_English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7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inotaur directed by jonathan english 2006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7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inotaur the labyrinths of cret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otaur the labyrinths of crete</text:p>
          </table:table-cell>
          <table:table-cell office:value-type="string" calcext:value-type="string">
            <text:p>https://en.wikipedia.org/wiki/Minotaur:_The_Labyrinths_of_Crete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7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inotaur the labyrinths of cret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7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inotaur launch to spa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otaur</text:p>
          </table:table-cell>
          <table:table-cell office:value-type="string" calcext:value-type="string">
            <text:p>https://en.wikipedia.org/wiki/Minotaur_(rocket_family)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7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inotaur launch to spa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73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ira italy near ven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https://en.wikipedia.org/wiki/Mira,_Vene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ttps://en.wikipedia.org/wiki/Ita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https://en.wikipedia.org/wiki/Venice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073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ira italy near ven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74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mirage las vegas strip terry fa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irage</text:p>
          </table:table-cell>
          <table:table-cell office:value-type="string" calcext:value-type="string">
            <text:p>https://en.wikipedia.org/wiki/The_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 vegas strip</text:p>
          </table:table-cell>
          <table:table-cell office:value-type="string" calcext:value-type="string">
            <text:p>https://en.wikipedia.org/wiki/Las_Vegas_Str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y fator</text:p>
          </table:table-cell>
          <table:table-cell office:value-type="string" calcext:value-type="string">
            <text:p>https://en.wikipedia.org/wiki/Terry_Fator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074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mirage las vegas strip terry fa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75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l mirage arizon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mirage arizona</text:p>
          </table:table-cell>
          <table:table-cell office:value-type="string" calcext:value-type="string">
            <text:p>https://en.wikipedia.org/wiki/El_Mirage,_Arizona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75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l mirage arizon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76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irage by fleetwood ma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https://en.wikipedia.org/wiki/Mirage_(Fleetwood_Mac_albu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https://en.wikipedia.org/wiki/Fleetwood_Mac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76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irage by fleetwood ma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77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irage by meat puppe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https://en.wikipedia.org/wiki/Mirage_(Meat_Puppets_albu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t puppets</text:p>
          </table:table-cell>
          <table:table-cell office:value-type="string" calcext:value-type="string">
            <text:p>https://en.wikipedia.org/wiki/Meat_Puppet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77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irage by meat puppe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78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irage studios comic book compan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age studios</text:p>
          </table:table-cell>
          <table:table-cell office:value-type="string" calcext:value-type="string">
            <text:p>https://en.wikipedia.org/wiki/Mirage_Studios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78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irage studios comic book compan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79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chevrolet monte carlo two-door cou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onte carlo</text:p>
          </table:table-cell>
          <table:table-cell office:value-type="string" calcext:value-type="string">
            <text:p>https://en.wikipedia.org/wiki/Chevrolet_Monte_Carlo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79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chevrolet monte carlo two-door cou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8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onte carlo monac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e carlo monaco</text:p>
          </table:table-cell>
          <table:table-cell office:value-type="string" calcext:value-type="string">
            <text:p>https://en.wikipedia.org/wiki/Monte_Car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https://en.wikipedia.org/wiki/Monaco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8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onte carlo monac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8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onte carlo distributed by 20th century fox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e carlo</text:p>
          </table:table-cell>
          <table:table-cell office:value-type="string" calcext:value-type="string">
            <text:p>https://en.wikipedia.org/wiki/Monte_Carlo_(2011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https://en.wikipedia.org/wiki/20th_Century_Fox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8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onte carlo distributed by 20th century fox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8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oppenheim town in german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penheim</text:p>
          </table:table-cell>
          <table:table-cell office:value-type="string" calcext:value-type="string">
            <text:p>https://en.wikipedia.org/wiki/Oppenhe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ttps://en.wikipedia.org/wiki/Germany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8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oppenheim town in german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83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oppenheim town in new yo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penheim</text:p>
          </table:table-cell>
          <table:table-cell office:value-type="string" calcext:value-type="string">
            <text:p>https://en.wikipedia.org/wiki/Oppenheim,_New_Y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https://en.wikipedia.org/wiki/New_York_(state)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83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oppenheim town in new yo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84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out of control released by peter cri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 of control</text:p>
          </table:table-cell>
          <table:table-cell office:value-type="string" calcext:value-type="string">
            <text:p>https://en.wikipedia.org/wiki/Out_of_Control_(Peter_Criss_albu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er criss</text:p>
          </table:table-cell>
          <table:table-cell office:value-type="string" calcext:value-type="string">
            <text:p>https://en.wikipedia.org/wiki/Peter_Cris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84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out of control released by peter cri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85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out of control produced by hoobastan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 of control</text:p>
          </table:table-cell>
          <table:table-cell office:value-type="string" calcext:value-type="string">
            <text:p>https://en.wikipedia.org/wiki/Out_of_Control_(Hoobastank_song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bastank</text:p>
          </table:table-cell>
          <table:table-cell office:value-type="string" calcext:value-type="string">
            <text:p>https://en.wikipedia.org/wiki/Hoobastank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85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out of control produced by hoobastan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86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pelican post-metal from chicag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https://en.wikipedia.org/wiki/Pelican_(ban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-metal</text:p>
          </table:table-cell>
          <table:table-cell office:value-type="string" calcext:value-type="string">
            <text:p>https://en.wikipedia.org/wiki/Post-m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s://en.wikipedia.org/wiki/Chicago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086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pelican post-metal from chicag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87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purple haze by the jimi hendrix experi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ple haze</text:p>
          </table:table-cell>
          <table:table-cell office:value-type="string" calcext:value-type="string">
            <text:p>https://en.wikipedia.org/wiki/Purple_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jimi hendrix experience</text:p>
          </table:table-cell>
          <table:table-cell office:value-type="string" calcext:value-type="string">
            <text:p>https://en.wikipedia.org/wiki/The_Jimi_Hendrix_Experi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mi hendrix</text:p>
          </table:table-cell>
          <table:table-cell office:value-type="string" calcext:value-type="string">
            <text:p>https://en.wikipedia.org/wiki/Jimi_Hendrix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087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purple haze by the jimi hendrix experi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88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purple haze by rapper camr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ple haze</text:p>
          </table:table-cell>
          <table:table-cell office:value-type="string" calcext:value-type="string">
            <text:p>https://en.wikipedia.org/wiki/Purple_Haze_(albu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ron</text:p>
          </table:table-cell>
          <table:table-cell office:value-type="string" calcext:value-type="string">
            <text:p>https://en.wikipedia.org/wiki/Cam%27ro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88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purple haze by rapper camr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89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rewer of purple haze in abita springs</text:p>
          </table:table-cell>
          <table:table-cell office:value-type="string" calcext:value-type="string">
            <text:p>ConQ, SolE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ita springs</text:p>
          </table:table-cell>
          <table:table-cell office:value-type="string" calcext:value-type="string">
            <text:p>https://en.wikipedia.org/wiki/Abita_Springs,_Louisiana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89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rewer of purple haze in abita springs</text:p>
          </table:table-cell>
          <table:table-cell office:value-type="string" calcext:value-type="string">
            <text:p>ConQ, SolE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r of purple haze in abita springs</text:p>
          </table:table-cell>
          <table:table-cell office:value-type="string" calcext:value-type="string">
            <text:p>https://en.wikipedia.org/wiki/Abita_Brewing_Company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9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raam directed by ame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am</text:p>
          </table:table-cell>
          <table:table-cell office:value-type="string" calcext:value-type="string">
            <text:p>https://en.wikipedia.org/wiki/Raam_(2005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er</text:p>
          </table:table-cell>
          <table:table-cell office:value-type="string" calcext:value-type="string">
            <text:p>https://en.wikipedia.org/wiki/Ameer_(director)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9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raam directed by ame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9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rhea perlman us televi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ea perlman</text:p>
          </table:table-cell>
          <table:table-cell office:value-type="string" calcext:value-type="string">
            <text:p>https://en.wikipedia.org/wiki/Rhea_Perl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ttps://en.wikipedia.org/wiki/United_State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9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rhea perlman us televi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9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caroline rhea stand-up comedy progra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e rhea</text:p>
          </table:table-cell>
          <table:table-cell office:value-type="string" calcext:value-type="string">
            <text:p>https://en.wikipedia.org/wiki/Caroline_Rhea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9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caroline rhea stand-up comedy progra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93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john rhea us congres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 rhea</text:p>
          </table:table-cell>
          <table:table-cell office:value-type="string" calcext:value-type="string">
            <text:p>https://en.wikipedia.org/wiki/John_Rh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 congress</text:p>
          </table:table-cell>
          <table:table-cell office:value-type="string" calcext:value-type="string">
            <text:p>https://en.wikipedia.org/wiki/United_States_Cong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 rhea</text:p>
          </table:table-cell>
          <table:table-cell office:value-type="string" calcext:value-type="string">
            <text:p>https://en.wikipedia.org/wiki/John_Stockdale_Rhea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093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john rhea us congres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94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scorpion live at the cadillac club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scorpion</text:p>
          </table:table-cell>
          <table:table-cell office:value-type="string" calcext:value-type="string">
            <text:p>https://en.wikipedia.org/wiki/The_Scorpion_(album)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094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scorpion live at the cadillac club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95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little mermaid written by hans christian anderse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little mermaid</text:p>
          </table:table-cell>
          <table:table-cell office:value-type="string" calcext:value-type="string">
            <text:p>https://en.wikipedia.org/wiki/The_Little_Merma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s christian andersen</text:p>
          </table:table-cell>
          <table:table-cell office:value-type="string" calcext:value-type="string">
            <text:p>https://en.wikipedia.org/wiki/Hans_Christian_Anderse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95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little mermaid written by hans christian anderse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96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little mermaid by dis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little mermaid</text:p>
          </table:table-cell>
          <table:table-cell office:value-type="string" calcext:value-type="string">
            <text:p>https://en.wikipedia.org/wiki/The_Little_Mermaid_(1989_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https://en.wikipedia.org/wiki/Walt_Disney_Animation_Studi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little mermaid</text:p>
          </table:table-cell>
          <table:table-cell office:value-type="string" calcext:value-type="string">
            <text:p>https://en.wikipedia.org/wiki/The_Little_Mermaid_(franchise)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096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little mermaid by dis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97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urania greek myth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https://en.wikipedia.org/wiki/Ur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https://en.wikipedia.org/wiki/Gree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k mythology</text:p>
          </table:table-cell>
          <table:table-cell office:value-type="string" calcext:value-type="string">
            <text:p>https://en.wikipedia.org/wiki/Greek_mythology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097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urania greek myth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98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wink davenport american volleybal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k davenport</text:p>
          </table:table-cell>
          <table:table-cell office:value-type="string" calcext:value-type="string">
            <text:p>https://en.wikipedia.org/wiki/Wink_Daven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https://en.wikipedia.org/wiki/United_State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98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wink davenport american volleybal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099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wink martindale 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k martindale </text:p>
          </table:table-cell>
          <table:table-cell office:value-type="string" calcext:value-type="string">
            <text:p>https://en.wikipedia.org/wiki/Wink_Martin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k martindale </text:p>
          </table:table-cell>
          <table:table-cell office:value-type="string" calcext:value-type="string">
            <text:p>https://en.wikipedia.org/wiki/Don_Martindale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099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wink martindale 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0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chris wink blue man gro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 wink</text:p>
          </table:table-cell>
          <table:table-cell office:value-type="string" calcext:value-type="string">
            <text:p>https://en.wikipedia.org/wiki/Chris_Wi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 man group</text:p>
          </table:table-cell>
          <table:table-cell office:value-type="string" calcext:value-type="string">
            <text:p>https://en.wikipedia.org/wiki/Blue_Man_Group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0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chris wink blue man gro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0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xanadu starring olivia newton-joh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nadu</text:p>
          </table:table-cell>
          <table:table-cell office:value-type="string" calcext:value-type="string">
            <text:p>https://en.wikipedia.org/wiki/Xanadu_(fil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ivia newton-john</text:p>
          </table:table-cell>
          <table:table-cell office:value-type="string" calcext:value-type="string">
            <text:p>https://en.wikipedia.org/wiki/Olivia_Newton-Joh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0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xanadu starring olivia newton-joh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0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xanadu starring kerry butler broadw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nadu</text:p>
          </table:table-cell>
          <table:table-cell office:value-type="string" calcext:value-type="string">
            <text:p>https://en.wikipedia.org/wiki/Xanadu_(musica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ry butler</text:p>
          </table:table-cell>
          <table:table-cell office:value-type="string" calcext:value-type="string">
            <text:p>https://en.wikipedia.org/wiki/Kerry_But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https://en.wikipedia.org/wiki/Broadway_thea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https://en.wikipedia.org/wiki/Broadway_(Manhattan)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ebis-ambient-10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xanadu starring kerry butler broadw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03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xanadu recorded by rus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nadu</text:p>
          </table:table-cell>
          <table:table-cell office:value-type="string" calcext:value-type="string">
            <text:p>https://en.wikipedia.org/wiki/Xanadu_(Rush_song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https://en.wikipedia.org/wiki/Rush_(band)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03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xanadu recorded by rus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04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xanadu records jazz musi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nadu records</text:p>
          </table:table-cell>
          <table:table-cell office:value-type="string" calcext:value-type="string">
            <text:p>https://en.wikipedia.org/wiki/Xanadu_Reco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https://en.wikipedia.org/wiki/Jazz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04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xanadu records jazz musi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05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ets play of xanadu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nadu</text:p>
          </table:table-cell>
          <table:table-cell office:value-type="string" calcext:value-type="string">
            <text:p>https://en.wikipedia.org/wiki/Xanadu_(video_gam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s play</text:p>
          </table:table-cell>
          <table:table-cell office:value-type="string" calcext:value-type="string">
            <text:p>https://en.wikipedia.org/wiki/Let%27s_Play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05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ets play of xanadu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06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eagle 2 mars expre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 2</text:p>
          </table:table-cell>
          <table:table-cell office:value-type="string" calcext:value-type="string">
            <text:p>https://en.wikipedia.org/wiki/Beagl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s express</text:p>
          </table:table-cell>
          <table:table-cell office:value-type="string" calcext:value-type="string">
            <text:p>https://en.wikipedia.org/wiki/Mars_Expres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06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eagle 2 mars expre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07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eagle aircraft great briti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 aircraft</text:p>
          </table:table-cell>
          <table:table-cell office:value-type="string" calcext:value-type="string">
            <text:p>https://en.wikipedia.org/wiki/Beagle_Aircr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 britian</text:p>
          </table:table-cell>
          <table:table-cell office:value-type="string" calcext:value-type="string">
            <text:p>https://en.wikipedia.org/wiki/Great_Britai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07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eagle aircraft great briti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08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os in greek myth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https://en.wikipedia.org/wiki/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https://en.wikipedia.org/wiki/Gree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k mythology</text:p>
          </table:table-cell>
          <table:table-cell office:value-type="string" calcext:value-type="string">
            <text:p>https://en.wikipedia.org/wiki/Greek_mythology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108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os in greek myth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09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uropean optical socie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an optical society</text:p>
          </table:table-cell>
          <table:table-cell office:value-type="string" calcext:value-type="string">
            <text:p>https://en.wikipedia.org/wiki/European_Optical_Society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109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uropean optical socie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1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os american geophysical un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https://en.wikipedia.org/wiki/Eos_(magazin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rican geophysical union</text:p>
          </table:table-cell>
          <table:table-cell office:value-type="string" calcext:value-type="string">
            <text:p>https://en.wikipedia.org/wiki/American_Geophysical_Union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1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os american geophysical un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1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os made by can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https://en.wikipedia.org/wiki/Canon_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https://en.wikipedia.org/wiki/Canon_Inc.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1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os made by can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1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arth observing system na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th observing system</text:p>
          </table:table-cell>
          <table:table-cell office:value-type="string" calcext:value-type="string">
            <text:p>https://en.wikipedia.org/wiki/Earth_Observing_Sys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https://en.wikipedia.org/wiki/NASA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1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arth observing system na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13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globe recorded by big audio dynamite i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globe</text:p>
          </table:table-cell>
          <table:table-cell office:value-type="string" calcext:value-type="string">
            <text:p>https://en.wikipedia.org/wiki/The_Globe_(albu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globe</text:p>
          </table:table-cell>
          <table:table-cell office:value-type="string" calcext:value-type="string">
            <text:p>https://en.wikipedia.org/wiki/The_Globe_(song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 audio dynamite ii</text:p>
          </table:table-cell>
          <table:table-cell office:value-type="string" calcext:value-type="string">
            <text:p>https://en.wikipedia.org/wiki/Big_Audio_Dynamite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113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globe recorded by big audio dynamite i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14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globe telecom telecommunications philippi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e telecom</text:p>
          </table:table-cell>
          <table:table-cell office:value-type="string" calcext:value-type="string">
            <text:p>https://en.wikipedia.org/wiki/Globe_Tel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https://en.wikipedia.org/wiki/Philippine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14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globe telecom telecommunications philippi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15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indigo books and music canad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go books and music</text:p>
          </table:table-cell>
          <table:table-cell office:value-type="string" calcext:value-type="string">
            <text:p>https://en.wikipedia.org/wiki/Indigo_Books_and_Mus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ttps://en.wikipedia.org/wiki/Canada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15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indigo books and music canad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16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fahrenheit aka indigo prophe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https://en.wikipedia.org/wiki/Fahrenheit_(2005_video_game)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ambient-116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fahrenheit aka indigo prophe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17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sepecat jaguar french air for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ecat jaguar</text:p>
          </table:table-cell>
          <table:table-cell office:value-type="string" calcext:value-type="string">
            <text:p>https://en.wikipedia.org/wiki/SEPECAT_Jagu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 air force</text:p>
          </table:table-cell>
          <table:table-cell office:value-type="string" calcext:value-type="string">
            <text:p>https://en.wikipedia.org/wiki/French_Air_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https://en.wikipedia.org/wiki/France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ambient-117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sepecat jaguar french air for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18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ocust music based in chicag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https://en.wikipedia.org/wiki/Locust_Mus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s://en.wikipedia.org/wiki/Chicago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18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ocust music based in chicag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19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etamorphosis recorded by hilary duf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morphosis</text:p>
          </table:table-cell>
          <table:table-cell office:value-type="string" calcext:value-type="string">
            <text:p>https://en.wikipedia.org/wiki/Metamorphosis_(Hilary_Duff_albu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ary duff</text:p>
          </table:table-cell>
          <table:table-cell office:value-type="string" calcext:value-type="string">
            <text:p>https://en.wikipedia.org/wiki/Hilary_Duff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19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etamorphosis recorded by hilary duf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2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etamorphosis recorded by iron butterfl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morphosis</text:p>
          </table:table-cell>
          <table:table-cell office:value-type="string" calcext:value-type="string">
            <text:p>https://en.wikipedia.org/wiki/Metamorphosis_(Iron_Butterfly_albu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on butterfly</text:p>
          </table:table-cell>
          <table:table-cell office:value-type="string" calcext:value-type="string">
            <text:p>https://en.wikipedia.org/wiki/Iron_Butterfly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2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etamorphosis recorded by iron butterfl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2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irage recorded by klaus schulz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https://en.wikipedia.org/wiki/Mirage_(Klaus_Schulze_albu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aus schulze</text:p>
          </table:table-cell>
          <table:table-cell office:value-type="string" calcext:value-type="string">
            <text:p>https://en.wikipedia.org/wiki/Klaus_Schulze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2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irage recorded by klaus schulz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ambient-12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rancho mirage in riverside county californ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cho mirage</text:p>
          </table:table-cell>
          <table:table-cell office:value-type="string" calcext:value-type="string">
            <text:p>https://en.wikipedia.org/wiki/Rancho_Mirage,_Califor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side county california</text:p>
          </table:table-cell>
          <table:table-cell office:value-type="string" calcext:value-type="string">
            <text:p>https://en.wikipedia.org/wiki/Riverside_County,_California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ambient-12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rancho mirage in riverside county californ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ebis-query-speller-</text:span><text:span text:style-name="T2">411828140-0</text:span>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cactus shadows high schoo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ctus shadows high school</text:p>
          </table:table-cell>
          <table:table-cell office:value-type="string" calcext:value-type="string">
            <text:p>https://en.wikipedia.org/wiki/Cactus_Shadows_High_School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<text:span text:style-name="T1">webis-query-speller-</text:span><text:span text:style-name="T2">411828140-0</text:span>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cactus shadows high schoo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03873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hot wheels for mcdonal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 wheels</text:p>
          </table:table-cell>
          <table:table-cell office:value-type="string" calcext:value-type="string">
            <text:p>https://en.wikipedia.org/wiki/Hot_Whe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https://en.wikipedia.org/wiki/McDonald%27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103873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hot wheels for mcdonal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10596-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https://en.wikipedia.org/wiki/Valley_Children%27s_Hospi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https://en.wikipedia.org/wiki/Valley,_Nova_Sco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https://en.wikipedia.org/wiki/Valley,_Bav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https://en.wikipedia.org/wiki/Valley,_Alab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https://en.wikipedia.org/wiki/Valley,_Nebra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https://en.wikipedia.org/wiki/Valley,_New_Jer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https://en.wikipedia.org/wiki/Valley,_Oh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https://en.wikipedia.org/wiki/Valley,_Providence,_Rhode_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https://en.wikipedia.org/wiki/Valley,_W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https://en.wikipedia.org/wiki/Valley,_West_Virg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https://en.wikipedia.org/wiki/Valley,_Wisconsin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ebis-query-speller-110596-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750505330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notary mesa college san dieg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a college</text:p>
          </table:table-cell>
          <table:table-cell office:value-type="string" calcext:value-type="string">
            <text:p>https://en.wikipedia.org/wiki/San_Diego_Mesa_Colle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ttps://en.wikipedia.org/wiki/San_Diego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750505330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notary mesa college san dieg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127894949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green bay packe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bay packers</text:p>
          </table:table-cell>
          <table:table-cell office:value-type="string" calcext:value-type="string">
            <text:p>https://en.wikipedia.org/wiki/Green_Bay_Packers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127894949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green bay packe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443938558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brecker brothe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recker brothers</text:p>
          </table:table-cell>
          <table:table-cell office:value-type="string" calcext:value-type="string">
            <text:p>https://en.wikipedia.org/wiki/Brecker_Brothers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443938558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brecker brothe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3735864696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gta vice city modd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https://en.wikipedia.org/wiki/Grand_Theft_Au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ta vice city</text:p>
          </table:table-cell>
          <table:table-cell office:value-type="string" calcext:value-type="string">
            <text:p>https://en.wikipedia.org/wiki/Grand_Theft_Auto:_Vice_City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3735864696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gta vice city modd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98789-2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dodge ram tires ri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ram</text:p>
          </table:table-cell>
          <table:table-cell office:value-type="string" calcext:value-type="string">
            <text:p>https://en.wikipedia.org/wiki/Ram_Pick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https://en.wikipedia.org/wiki/Dodge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98789-2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dodge ram tires ri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10397-1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united states marines world war 2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 marines</text:p>
          </table:table-cell>
          <table:table-cell office:value-type="string" calcext:value-type="string">
            <text:p>https://en.wikipedia.org/wiki/United_States_Marine_Cor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ttps://en.wikipedia.org/wiki/United_Sta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war 2</text:p>
          </table:table-cell>
          <table:table-cell office:value-type="string" calcext:value-type="string">
            <text:p>https://en.wikipedia.org/wiki/World_War_II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query-speller-110397-1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united states marines world war 2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582731305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https://en.wikipedia.org/wiki/National_Baseball_Hall_of_Fame_and_Muse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https://en.wikipedia.org/wiki/National_College_Baseball_Hall_of_F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https://en.wikipedia.org/wiki/Baseball_Australia_Hall_of_F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https://en.wikipedia.org/wiki/Canadian_Baseball_Hall_of_F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https://en.wikipedia.org/wiki/Caribbean_Baseball_Hall_of_F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https://en.wikipedia.org/wiki/Cuban_Baseball_Hall_of_F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https://en.wikipedia.org/wiki/Japanese_Baseball_Hall_of_F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https://en.wikipedia.org/wiki/Mexican_Professional_Baseball_Hall_of_F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https://en.wikipedia.org/wiki/Venezuelan_Baseball_Hall_of_Fame_and_Museum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ebis-query-speller-2582731305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765603910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great wraps franchis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 wraps</text:p>
          </table:table-cell>
          <table:table-cell office:value-type="string" calcext:value-type="string">
            <text:p>https://en.wikipedia.org/wiki/Great_Wraps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2765603910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great wraps franchis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005436118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lizabethtown the movi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https://en.wikipedia.org/wiki/Elizabethtown_(film)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005436118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lizabethtown the movi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497908156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sigma gamma rho artwo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a gamma rho</text:p>
          </table:table-cell>
          <table:table-cell office:value-type="string" calcext:value-type="string">
            <text:p>https://en.wikipedia.org/wiki/Sigma_Gamma_Rho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497908156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sigma gamma rho artwo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08715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serena williams phot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ena williams</text:p>
          </table:table-cell>
          <table:table-cell office:value-type="string" calcext:value-type="string">
            <text:p>https://en.wikipedia.org/wiki/Serena_Williams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08715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serena williams phot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549707055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udget rent a car log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et rent a car</text:p>
          </table:table-cell>
          <table:table-cell office:value-type="string" calcext:value-type="string">
            <text:p>https://en.wikipedia.org/wiki/Budget_Rent_a_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https://en.wikipedia.org/wiki/Logo,_M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https://en.wikipedia.org/wiki/Logo,_Nigeria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query-speller-1549707055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udget rent a car log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049275129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evel 16 diner dash 2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ner dash 2</text:p>
          </table:table-cell>
          <table:table-cell office:value-type="string" calcext:value-type="string">
            <text:p>https://en.wikipedia.org/wiki/Diner_Dash_2:_Restaurant_Rescue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049275129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evel 16 diner dash 2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915885954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artha stewart new bedford ho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ha stewart</text:p>
          </table:table-cell>
          <table:table-cell office:value-type="string" calcext:value-type="string">
            <text:p>https://en.wikipedia.org/wiki/Martha_Stew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https://en.wikipedia.org/wiki/Bedford_(town),_New_York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2915885954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artha stewart new bedford ho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210936318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icrosoft word tutori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 word</text:p>
          </table:table-cell>
          <table:table-cell office:value-type="string" calcext:value-type="string">
            <text:p>https://en.wikipedia.org/wiki/Microsoft_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https://en.wikipedia.org/wiki/Microsoft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1210936318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icrosoft word tutori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03316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good news bible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news bible</text:p>
          </table:table-cell>
          <table:table-cell office:value-type="string" calcext:value-type="string">
            <text:p>https://en.wikipedia.org/wiki/Good_News_Bible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03316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good news bible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04362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installshield wizar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shield wizard</text:p>
          </table:table-cell>
          <table:table-cell office:value-type="string" calcext:value-type="string">
            <text:p>https://en.wikipedia.org/wiki/InstallShield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04362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installshield wizar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3612074625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chicago cubs baseball ticke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cubs</text:p>
          </table:table-cell>
          <table:table-cell office:value-type="string" calcext:value-type="string">
            <text:p>https://en.wikipedia.org/wiki/Chicago_Cubs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3612074625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chicago cubs baseball ticke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727932149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custer south dakota vac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er south dakota</text:p>
          </table:table-cell>
          <table:table-cell office:value-type="string" calcext:value-type="string">
            <text:p>https://en.wikipedia.org/wiki/Custer,_South_Dako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ttps://en.wikipedia.org/wiki/South_Dakota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1727932149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custer south dakota vac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985964546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washington irving quo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irving</text:p>
          </table:table-cell>
          <table:table-cell office:value-type="string" calcext:value-type="string">
            <text:p>https://en.wikipedia.org/wiki/Washington_Irving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985964546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washington irving quo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3406781964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final fantasy xi quest hel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 fantasy xi</text:p>
          </table:table-cell>
          <table:table-cell office:value-type="string" calcext:value-type="string">
            <text:p>https://en.wikipedia.org/wiki/Final_Fantasy_X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https://en.wikipedia.org/wiki/Final_Fantasy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3406781964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final fantasy xi quest hel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85804341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jacksonville state univers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sonville state university</text:p>
          </table:table-cell>
          <table:table-cell office:value-type="string" calcext:value-type="string">
            <text:p>https://en.wikipedia.org/wiki/Jacksonville_State_University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285804341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jacksonville state univers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462762327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uffie the bod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ie the body</text:p>
          </table:table-cell>
          <table:table-cell office:value-type="string" calcext:value-type="string">
            <text:p>https://en.wikipedia.org/wiki/Buffie_Carruth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462762327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uffie the bod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56397506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how to win fatal frame 2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tal frame 2</text:p>
          </table:table-cell>
          <table:table-cell office:value-type="string" calcext:value-type="string">
            <text:p>https://en.wikipedia.org/wiki/Fatal_Frame_II:_Crimson_Butterfly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56397506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how to win fatal frame 2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238042835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dogz 5 walkthrough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gz 5</text:p>
          </table:table-cell>
          <table:table-cell office:value-type="string" calcext:value-type="string">
            <text:p>https://en.wikipedia.org/wiki/Petz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238042835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dogz 5 walkthrough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354975743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jack wild oliv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wild</text:p>
          </table:table-cell>
          <table:table-cell office:value-type="string" calcext:value-type="string">
            <text:p>https://en.wikipedia.org/wiki/Jack_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https://en.wikipedia.org/wiki/Oliver!_(film)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354975743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jack wild oliv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975851892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anderson civic cen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 civic center</text:p>
          </table:table-cell>
          <table:table-cell office:value-type="string" calcext:value-type="string">
            <text:p>https://en.wikipedia.org/wiki/Civic_Center_of_Ander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https://en.wikipedia.org/wiki/Anderson,_South_Carolina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2975851892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anderson civic cen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325654973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apartments in nacogdoches texa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cogdoches texas</text:p>
          </table:table-cell>
          <table:table-cell office:value-type="string" calcext:value-type="string">
            <text:p>https://en.wikipedia.org/wiki/Nacogdoches,_Tex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ttps://en.wikipedia.org/wiki/Texa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2325654973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apartments in nacogdoches texa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463248985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arbie liberation organizati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ie liberation organization</text:p>
          </table:table-cell>
          <table:table-cell office:value-type="string" calcext:value-type="string">
            <text:p>https://en.wikipedia.org/wiki/Barbie_Liberation_Organization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463248985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arbie liberation organizati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00682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chad michael murra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d michael murray</text:p>
          </table:table-cell>
          <table:table-cell office:value-type="string" calcext:value-type="string">
            <text:p>https://en.wikipedia.org/wiki/Chad_Michael_Murray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00682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chad michael murra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858842117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daddy yankee lyr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ddy yankee</text:p>
          </table:table-cell>
          <table:table-cell office:value-type="string" calcext:value-type="string">
            <text:p>https://en.wikipedia.org/wiki/Daddy_Yankee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858842117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daddy yankee lyr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080296346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grand theft auto san andreas chea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 theft auto san andreas</text:p>
          </table:table-cell>
          <table:table-cell office:value-type="string" calcext:value-type="string">
            <text:p>https://en.wikipedia.org/wiki/Grand_Theft_Auto:_San_Andr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d theft auto</text:p>
          </table:table-cell>
          <table:table-cell office:value-type="string" calcext:value-type="string">
            <text:p>https://en.wikipedia.org/wiki/Grand_Theft_Auto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1080296346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grand theft auto san andreas chea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3739718218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west chester univers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 chester university</text:p>
          </table:table-cell>
          <table:table-cell office:value-type="string" calcext:value-type="string">
            <text:p>https://en.wikipedia.org/wiki/West_Chester_University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3739718218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west chester univers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4088714930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new yorker cartoonist gardn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https://en.wikipedia.org/wiki/Gardner_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er</text:p>
          </table:table-cell>
          <table:table-cell office:value-type="string" calcext:value-type="string">
            <text:p>https://en.wikipedia.org/wiki/The_New_Y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er</text:p>
          </table:table-cell>
          <table:table-cell office:value-type="string" calcext:value-type="string">
            <text:p>https://en.wikipedia.org/wiki/New_York_(stat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er</text:p>
          </table:table-cell>
          <table:table-cell office:value-type="string" calcext:value-type="string">
            <text:p>https://en.wikipedia.org/wiki/New_York_City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ebis-query-speller-4088714930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new yorker cartoonist gardn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3281782114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hamilton beach produc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ilton beach</text:p>
          </table:table-cell>
          <table:table-cell office:value-type="string" calcext:value-type="string">
            <text:p>https://en.wikipedia.org/wiki/Hamilton_Beach_Brands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3281782114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hamilton beach produc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05565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lyrics to when you're ma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you're mad</text:p>
          </table:table-cell>
          <table:table-cell office:value-type="string" calcext:value-type="string">
            <text:p>https://en.wikipedia.org/wiki/When_You%27re_Mad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05565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lyrics to when you're ma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3099093762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saharanpur district in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haranpur district</text:p>
          </table:table-cell>
          <table:table-cell office:value-type="string" calcext:value-type="string">
            <text:p>https://en.wikipedia.org/wiki/Saharanpur_distri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ttps://en.wikipedia.org/wiki/India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3099093762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saharanpur district in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734906818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cadillac palace thea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dillac palace theater</text:p>
          </table:table-cell>
          <table:table-cell office:value-type="string" calcext:value-type="string">
            <text:p>https://en.wikipedia.org/wiki/Cadillac_Palace_Theatre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734906818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cadillac palace thea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292684340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ocean downs racetrack maryla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ean downs racetrack</text:p>
          </table:table-cell>
          <table:table-cell office:value-type="string" calcext:value-type="string">
            <text:p>https://en.wikipedia.org/wiki/Ocean_Dow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https://en.wikipedia.org/wiki/Maryland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2292684340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ocean downs racetrack maryla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675040950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calvin klein sli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n klein</text:p>
          </table:table-cell>
          <table:table-cell office:value-type="string" calcext:value-type="string">
            <text:p>https://en.wikipedia.org/wiki/Calvin_Klein_(compan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n klein</text:p>
          </table:table-cell>
          <table:table-cell office:value-type="string" calcext:value-type="string">
            <text:p>https://en.wikipedia.org/wiki/Calvin_Klein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2675040950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calvin klein sli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141226087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round rock texas library</text:p>
          </table:table-cell>
          <table:table-cell office:value-type="string" calcext:value-type="string">
            <text:p>ConQ, SolE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nd rock texas</text:p>
          </table:table-cell>
          <table:table-cell office:value-type="string" calcext:value-type="string">
            <text:p>https://en.wikipedia.org/wiki/Round_Rock,_Texas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2141226087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round rock texas library</text:p>
          </table:table-cell>
          <table:table-cell office:value-type="string" calcext:value-type="string">
            <text:p>ConQ, SolE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nd rock texas library</text:p>
          </table:table-cell>
          <table:table-cell office:value-type="string" calcext:value-type="string">
            <text:p>https://en.wikipedia.org/wiki/Round_Rock_Public_Library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2098329765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each boys t-shir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ch boys</text:p>
          </table:table-cell>
          <table:table-cell office:value-type="string" calcext:value-type="string">
            <text:p>https://en.wikipedia.org/wiki/The_Beach_Bo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ch boys</text:p>
          </table:table-cell>
          <table:table-cell office:value-type="string" calcext:value-type="string">
            <text:p>https://en.wikipedia.org/wiki/The_Beach_Boys_(album)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2098329765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each boys t-shir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822074314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fatty liver disea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822074314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fatty liver disea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311966135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douglas preston and lincoln chil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 preston</text:p>
          </table:table-cell>
          <table:table-cell office:value-type="string" calcext:value-type="string">
            <text:p>https://en.wikipedia.org/wiki/Douglas_Pres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coln child</text:p>
          </table:table-cell>
          <table:table-cell office:value-type="string" calcext:value-type="string">
            <text:p>https://en.wikipedia.org/wiki/Lincoln_Child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2311966135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douglas preston and lincoln chil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761994842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philadelphia cricket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cricket club</text:p>
          </table:table-cell>
          <table:table-cell office:value-type="string" calcext:value-type="string">
            <text:p>https://en.wikipedia.org/wiki/Philadelphia_Cricket_Cl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ttps://en.wikipedia.org/wiki/Philadelphia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761994842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philadelphia cricket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964811905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sound blaster liv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nd blaster live</text:p>
          </table:table-cell>
          <table:table-cell office:value-type="string" calcext:value-type="string">
            <text:p>https://en.wikipedia.org/wiki/Sound_Blaster_Live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nd blaster</text:p>
          </table:table-cell>
          <table:table-cell office:value-type="string" calcext:value-type="string">
            <text:p>https://en.wikipedia.org/wiki/Sound_blaster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2964811905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sound blaster liv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771461765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pruning walnut tre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771461765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pruning walnut tre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00105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bob the build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b the builder</text:p>
          </table:table-cell>
          <table:table-cell office:value-type="string" calcext:value-type="string">
            <text:p>https://en.wikipedia.org/wiki/Bob_the_Bui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b the builder</text:p>
          </table:table-cell>
          <table:table-cell office:value-type="string" calcext:value-type="string">
            <text:p>https://en.wikipedia.org/wiki/Bob_the_Builder_(2015_TV_series)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100105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bob the build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571587773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white settlement school distric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te settlement school district</text:p>
          </table:table-cell>
          <table:table-cell office:value-type="string" calcext:value-type="string">
            <text:p>https://en.wikipedia.org/wiki/White_Settlement_Independent_School_Distri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te settlement</text:p>
          </table:table-cell>
          <table:table-cell office:value-type="string" calcext:value-type="string">
            <text:p>https://en.wikipedia.org/wiki/White_Settlement,_Texas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571587773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white settlement school distric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716416874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electronic arts contact u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https://en.wikipedia.org/wiki/Electronic_Arts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716416874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electronic arts contact u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07176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panic at the disco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ic at the disco</text:p>
          </table:table-cell>
          <table:table-cell office:value-type="string" calcext:value-type="string">
            <text:p>https://en.wikipedia.org/wiki/Panic!_at_the_Disco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07176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panic at the disco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3595448671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the da vinci hoax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da vinci hoax</text:p>
          </table:table-cell>
          <table:table-cell office:value-type="string" calcext:value-type="string">
            <text:p>https://en.wikipedia.org/wiki/The_Da_Vinci_Ho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 vinci</text:p>
          </table:table-cell>
          <table:table-cell office:value-type="string" calcext:value-type="string">
            <text:p>https://en.wikipedia.org/wiki/Leonardo_da_Vinci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3595448671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the da vinci hoax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638321139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ap of staten is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https://en.wikipedia.org/wiki/Staten_Is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https://en.wikipedia.org/wiki/Staten_Island_(California)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2638321139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ap of staten is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108857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silver lake regional high schoo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r lake regional high school</text:p>
          </table:table-cell>
          <table:table-cell office:value-type="string" calcext:value-type="string">
            <text:p>https://en.wikipedia.org/wiki/Silver_Lake_Regional_High_School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108857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silver lake regional high schoo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3888498656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aol explorer brows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l explorer</text:p>
          </table:table-cell>
          <table:table-cell office:value-type="string" calcext:value-type="string">
            <text:p>https://en.wikipedia.org/wiki/AOL_Explor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ol</text:p>
          </table:table-cell>
          <table:table-cell office:value-type="string" calcext:value-type="string">
            <text:p>https://en.wikipedia.org/wiki/AOL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3888498656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aol explorer brows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738546997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jamie lynn spea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ie lynn spears</text:p>
          </table:table-cell>
          <table:table-cell office:value-type="string" calcext:value-type="string">
            <text:p>https://en.wikipedia.org/wiki/Jamie_Lynn_Spears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2738546997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jamie lynn spea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870458748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microsoft game studios p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 game studios</text:p>
          </table:table-cell>
          <table:table-cell office:value-type="string" calcext:value-type="string">
            <text:p>https://en.wikipedia.org/wiki/Xbox_Game_Studi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https://en.wikipedia.org/wiki/Microsoft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bis-query-speller-870458748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microsoft game studios p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875876006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albert the grea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 the great</text:p>
          </table:table-cell>
          <table:table-cell office:value-type="string" calcext:value-type="string">
            <text:p>https://en.wikipedia.org/wiki/Albertus_Magnus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875876006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albert the grea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370150537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zizzle handheld pinbal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zzle</text:p>
          </table:table-cell>
          <table:table-cell office:value-type="string" calcext:value-type="string">
            <text:p>https://en.wikipedia.org/wiki/Zizzle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370150537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zizzle handheld pinbal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872140299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was da vinci married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 vinci</text:p>
          </table:table-cell>
          <table:table-cell office:value-type="string" calcext:value-type="string">
            <text:p>https://en.wikipedia.org/wiki/Leonardo_da_Vin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 vinci</text:p>
          </table:table-cell>
          <table:table-cell office:value-type="string" calcext:value-type="string">
            <text:p>https://en.wikipedia.org/wiki/Pierino_da_Vin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 vinci</text:p>
          </table:table-cell>
          <table:table-cell office:value-type="string" calcext:value-type="string">
            <text:p>https://en.wikipedia.org/wiki/Paul_Da_Vinci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bis-query-speller-2872140299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was da vinci married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444746107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payless shoe sto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less</text:p>
          </table:table-cell>
          <table:table-cell office:value-type="string" calcext:value-type="string">
            <text:p>https://en.wikipedia.org/wiki/Payless_ShoeSource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2444746107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payless shoe sto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2785964758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picture of vermont count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https://en.wikipedia.org/wiki/Vermont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2785964758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picture of vermont count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bis-query-speller-3572804324-0</text:p>
          </table:table-cell>
          <table:table-cell office:value-type="string" calcext:value-type="string">
            <text:p>exer</text:p>
          </table:table-cell>
          <table:table-cell office:value-type="string" calcext:value-type="string">
            <text:p>native american church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ve american church</text:p>
          </table:table-cell>
          <table:table-cell office:value-type="string" calcext:value-type="string">
            <text:p>https://en.wikipedia.org/wiki/Native_American_Church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bis-query-speller-3572804324-0</text:p>
          </table:table-cell>
          <table:table-cell office:value-type="string" calcext:value-type="string">
            <text:p>imer</text:p>
          </table:table-cell>
          <table:table-cell office:value-type="string" calcext:value-type="string">
            <text:p>native american church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5:52:47.056059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0:13:37.685214895</meta:creation-date>
    <dc:date>2019-02-20T15:53:37.183599772</dc:date>
    <meta:editing-duration>P4DT41M52S</meta:editing-duration>
    <meta:editing-cycles>67</meta:editing-cycles>
    <meta:generator>LibreOffice/6.0.7.3$Linux_X86_64 LibreOffice_project/00m0$Build-3</meta:generator>
    <meta:document-statistic meta:table-count="1" meta:cell-count="3184" meta:object-count="0"/>
  </office:meta>
</office:document-meta>
</file>